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" svg:font-family="Calibri"/>
    <style:font-face style:name="OpenSymbol" svg:font-family="OpenSymbol"/>
    <style:font-face style:name="Symbol" svg:font-family="Symbol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923cm" fo:margin-left="-0.942cm" fo:margin-top="0cm" fo:margin-bottom="0cm" table:align="left" fo:keep-with-next="auto" style:may-break-between-rows="false" style:writing-mode="page" table:border-model="collapsing"/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15.161cm"/>
    </style:style>
    <style:style style:name="Table1.A1" style:family="table-cell">
      <style:table-cell-properties style:vertical-align="middle" fo:padding="0cm" fo:border="0.75pt outset #000000" style:diagonal-bl-tr="0pt none #000000" style:diagonal-tl-br="0pt none #000000"/>
    </style:style>
    <style:style style:name="Table1.2" style:family="table-row">
      <style:table-row-properties style:min-row-height="0.979cm"/>
    </style:style>
    <style:style style:name="P1" style:family="paragraph" style:parent-style-name="Normal">
      <style:paragraph-properties fo:margin-top="0cm" fo:margin-bottom="0cm" style:contextual-spacing="false" fo:line-height="100%"/>
      <style:text-properties style:use-window-font-color="true" style:font-name="Calibri" fo:font-size="11pt" fo:language="en" fo:country="IN"/>
    </style:style>
    <style:style style:name="P2" style:family="paragraph" style:parent-style-name="Normal">
      <style:paragraph-properties fo:margin-top="0cm" fo:margin-bottom="0.353cm" style:contextual-spacing="false" fo:line-height="115%"/>
      <style:text-properties style:use-window-font-color="true" style:font-name="Calibri" fo:font-size="11pt" fo:language="en" fo:country="IN"/>
    </style:style>
    <style:style style:name="P3" style:family="paragraph" style:parent-style-name="Normal" style:list-style-name="L1">
      <style:paragraph-properties fo:margin-top="0.176cm" fo:margin-bottom="0.353cm" style:contextual-spacing="false" fo:line-height="100%"/>
      <style:text-properties style:use-window-font-color="true" style:font-name="Calibri" fo:font-size="11pt" fo:language="en" fo:country="IN"/>
    </style:style>
    <style:style style:name="T1" style:family="text">
      <style:text-properties fo:color="#0000ff" style:font-name="Times New Roman" fo:font-size="12pt" style:text-underline-style="solid" style:text-underline-width="auto" style:text-underline-color="font-color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bold"/>
    </style:style>
    <style:style style:name="T4" style:family="text">
      <style:text-properties style:font-name="Times New Roman" fo:font-size="12pt"/>
    </style:style>
    <style:style style:name="T5" style:family="text">
      <style:text-properties style:font-name="Times New Roman" fo:font-size="12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4254092601" text:style-name="L1">
              <text:list-item>
                <text:p text:style-name="P3"><text:a xlink:type="simple" xlink:href="http://www.softwareandfinance.com/Turbo_CPP/HeaderFiles/alloc.html"><text:span text:style-name="DefaultParagraphFont"><text:span text:style-name="T2">alloc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Memory management funtions </text:span></text:span></text:p>
          </table:table-cell>
        </table:table-row>
        <table:table-row table:style-name="Table1.2">
          <table:table-cell table:style-name="Table1.A1" office:value-type="string">
            <text:list xml:id="list-59bd48a5-5721-49e2-b4bc-50cd62103f6b" text:style-name="L1">
              <text:list-item>
                <text:p text:style-name="P3"><text:a xlink:type="simple" xlink:href="http://www.softwareandfinance.com/Turbo_CPP/HeaderFiles/assert.html"><text:span text:style-name="DefaultParagraphFont"><text:span text:style-name="T1">assert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Assertion macros</text:span></text:span></text:p>
          </table:table-cell>
        </table:table-row>
        <table:table-row>
          <table:table-cell table:style-name="Table1.A1" office:value-type="string">
            <text:list xml:id="list-6e1bd394-a8c2-4b4a-a2c2-07368e933d81" text:style-name="L1">
              <text:list-item>
                <text:p text:style-name="P3"><text:a xlink:type="simple" xlink:href="http://www.softwareandfinance.com/Turbo_CPP/HeaderFiles/bcd.html"><text:span text:style-name="DefaultParagraphFont"><text:span text:style-name="T2">bcd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bcd and bcd math functions </text:span></text:span></text:p>
          </table:table-cell>
        </table:table-row>
        <table:table-row>
          <table:table-cell table:style-name="Table1.A1" office:value-type="string">
            <text:list xml:id="list-45e6bdae-fe0a-4871-9673-62da0e251cab" text:style-name="L1">
              <text:list-item>
                <text:p text:style-name="P3"><text:a xlink:type="simple" xlink:href="http://www.softwareandfinance.com/Turbo_CPP/HeaderFiles/bios.html"><text:span text:style-name="DefaultParagraphFont"><text:span text:style-name="T2">bio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Bios functions like inpotrb, outportb, etc</text:span></text:span></text:p>
          </table:table-cell>
        </table:table-row>
        <table:table-row>
          <table:table-cell table:style-name="Table1.A1" office:value-type="string">
            <text:list xml:id="list-4aa049d0-af3c-4361-a68c-8a321fa0f69d" text:style-name="L1">
              <text:list-item>
                <text:p text:style-name="P3"><text:a xlink:type="simple" xlink:href="http://www.softwareandfinance.com/Turbo_CPP/HeaderFiles/complex.html"><text:span text:style-name="DefaultParagraphFont"><text:span text:style-name="T1">complex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Math functions for complex numbers</text:span></text:span></text:p>
          </table:table-cell>
        </table:table-row>
        <table:table-row>
          <table:table-cell table:style-name="Table1.A1" office:value-type="string">
            <text:list xml:id="list-8ed5c8e7-194d-41a6-b595-426f70ef763b" text:style-name="L1">
              <text:list-item>
                <text:p text:style-name="P3"><text:a xlink:type="simple" xlink:href="http://www.softwareandfinance.com/Turbo_CPP/HeaderFiles/conio.html"><text:span text:style-name="DefaultParagraphFont"><text:span text:style-name="T2">conio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MS-DOS Console IO Functions </text:span></text:span></text:p>
          </table:table-cell>
        </table:table-row>
        <table:table-row>
          <table:table-cell table:style-name="Table1.A1" office:value-type="string">
            <text:list xml:id="list-63128005-f371-43d4-b8fd-a256e0da6494" text:style-name="L1">
              <text:list-item>
                <text:p text:style-name="P3"><text:a xlink:type="simple" xlink:href="http://www.softwareandfinance.com/Turbo_CPP/HeaderFiles/ctype.html"><text:span text:style-name="DefaultParagraphFont"><text:span text:style-name="T1">ctype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Character Conversion Macros and Functions </text:span></text:span></text:p>
          </table:table-cell>
        </table:table-row>
        <table:table-row>
          <table:table-cell table:style-name="Table1.A1" office:value-type="string">
            <text:list xml:id="list-37bf164f-7ad7-42eb-8e1b-a43e1b3be17b" text:style-name="L1">
              <text:list-item>
                <text:p text:style-name="P3"><text:a xlink:type="simple" xlink:href="http://www.softwareandfinance.com/Turbo_CPP/HeaderFiles/dir.html"><text:span text:style-name="DefaultParagraphFont"><text:span text:style-name="T2">dir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irectory and Path information Struct, Macros and functions </text:span></text:span></text:p>
          </table:table-cell>
        </table:table-row>
        <table:table-row>
          <table:table-cell table:style-name="Table1.A1" office:value-type="string">
            <text:list xml:id="list-9552fcbc-6df0-458a-b44f-37095e7f1426" text:style-name="L1">
              <text:list-item>
                <text:p text:style-name="P3"><text:a xlink:type="simple" xlink:href="http://www.softwareandfinance.com/Turbo_CPP/HeaderFiles/dirent.html"><text:span text:style-name="DefaultParagraphFont"><text:span text:style-name="T1">dirent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POSIX Directory functions </text:span></text:span></text:p>
          </table:table-cell>
        </table:table-row>
        <table:table-row>
          <table:table-cell table:style-name="Table1.A1" office:value-type="string">
            <text:list xml:id="list-a4c0fbff-0c39-494c-a464-00c42e8aa7f2" text:style-name="L1">
              <text:list-item>
                <text:p text:style-name="P3"><text:a xlink:type="simple" xlink:href="http://www.softwareandfinance.com/Turbo_CPP/HeaderFiles/dos.html"><text:span text:style-name="DefaultParagraphFont"><text:span text:style-name="T2">do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MS-DOS and 8086 specific functions </text:span></text:span></text:p>
          </table:table-cell>
        </table:table-row>
        <table:table-row>
          <table:table-cell table:style-name="Table1.A1" office:value-type="string">
            <text:list xml:id="list-bc5a1e7b-82b9-4582-96f5-b4d4907e7b47" text:style-name="L1">
              <text:list-item>
                <text:p text:style-name="P3"><text:a xlink:type="simple" xlink:href="http://www.softwareandfinance.com/Turbo_CPP/HeaderFiles/errno.html"><text:span text:style-name="DefaultParagraphFont"><text:span text:style-name="T1">errno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Error Code Definitions</text:span></text:span></text:p>
          </table:table-cell>
        </table:table-row>
        <table:table-row>
          <table:table-cell table:style-name="Table1.A1" office:value-type="string">
            <text:list xml:id="list-c0db0bfe-b112-4661-8ea0-6c6a5f4b5330" text:style-name="L1">
              <text:list-item>
                <text:p text:style-name="P3"><text:a xlink:type="simple" xlink:href="http://www.softwareandfinance.com/Turbo_CPP/HeaderFiles/fcntl.html"><text:span text:style-name="DefaultParagraphFont"><text:span text:style-name="T1">fcntl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constants used in library function open.</text:span></text:span></text:p>
          </table:table-cell>
        </table:table-row>
        <table:table-row>
          <table:table-cell table:style-name="Table1.A1" office:value-type="string">
            <text:list xml:id="list-83b7efa4-09b8-4347-9155-ad2847dda4da" text:style-name="L1">
              <text:list-item>
                <text:p text:style-name="P3"><text:a xlink:type="simple" xlink:href="http://www.softwareandfinance.com/Turbo_CPP/HeaderFiles/float.html"><text:span text:style-name="DefaultParagraphFont"><text:span text:style-name="T2">float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Functions realted to floating-point number.</text:span></text:span></text:p>
          </table:table-cell>
        </table:table-row>
        <table:table-row>
          <table:table-cell table:style-name="Table1.A1" office:value-type="string">
            <text:list xml:id="list-928f310b-c0da-4e48-ac49-2b42dd7afc0f" text:style-name="L1">
              <text:list-item>
                <text:p text:style-name="P3"><text:a xlink:type="simple" xlink:href="http://www.softwareandfinance.com/Turbo_CPP/HeaderFiles/fstream.html"><text:span text:style-name="DefaultParagraphFont"><text:span text:style-name="T2">fstream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C++ stream classes that support file input and output.</text:span></text:span></text:p>
          </table:table-cell>
        </table:table-row>
        <table:table-row>
          <table:table-cell table:style-name="Table1.A1" office:value-type="string">
            <text:list xml:id="list-b90cf1d2-b561-4b47-94a2-4d07ab74c200" text:style-name="L1">
              <text:list-item>
                <text:p text:style-name="P3"><text:a xlink:type="simple" xlink:href="http://www.softwareandfinance.com/Turbo_CPP/HeaderFiles/generic.html"><text:span text:style-name="DefaultParagraphFont"><text:span text:style-name="T2">generic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Contains macros for generic class declarations.</text:span></text:span></text:p>
          </table:table-cell>
        </table:table-row>
        <table:table-row>
          <table:table-cell table:style-name="Table1.A1" office:value-type="string">
            <text:list xml:id="list-1214499f-a7f4-4874-9797-dd3ffe3915cf" text:style-name="L1">
              <text:list-item>
                <text:p text:style-name="P3"><text:a xlink:type="simple" xlink:href="http://www.softwareandfinance.com/Turbo_C/Graphics/Index.html"><text:span text:style-name="DefaultParagraphFont"><text:span text:style-name="T2">graphic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All graphics related functions are declared here!</text:span></text:span></text:p>
          </table:table-cell>
        </table:table-row>
        <table:table-row>
          <table:table-cell table:style-name="Table1.A1" office:value-type="string">
            <text:list xml:id="list-90e58fb5-6779-42f7-9089-a1c1f23994ca" text:style-name="L1">
              <text:list-item>
                <text:p text:style-name="P3"><text:a xlink:type="simple" xlink:href="http://www.softwareandfinance.com/Turbo_CPP/HeaderFiles/io.html"><text:span text:style-name="DefaultParagraphFont"><text:span text:style-name="T2">io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Contains structures and declarations for low-level input/output routines.</text:span></text:span></text:p>
          </table:table-cell>
        </table:table-row>
        <table:table-row>
          <table:table-cell table:style-name="Table1.A1" office:value-type="string">
            <text:list xml:id="list-1e8b499d-56b1-4cbd-a485-d899a7c5964e" text:style-name="L1">
              <text:list-item>
                <text:p text:style-name="P3"><text:a xlink:type="simple" xlink:href="http://www.softwareandfinance.com/Turbo_CPP/HeaderFiles/iomanip.html"><text:span text:style-name="DefaultParagraphFont"><text:span text:style-name="T2">iomanip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C++ streams I/O manipulators.</text:span></text:span></text:p>
          </table:table-cell>
        </table:table-row>
        <table:table-row>
          <table:table-cell table:style-name="Table1.A1" office:value-type="string">
            <text:list xml:id="list-5a1bd47e-f451-48be-b928-d2c9727b2c96" text:style-name="L1">
              <text:list-item>
                <text:p text:style-name="P3"><text:a xlink:type="simple" xlink:href="http://www.softwareandfinance.com/Turbo_CPP/HeaderFiles/iostream.html"><text:span text:style-name="DefaultParagraphFont"><text:span text:style-name="T2">iostream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basic C++ streams (I/O) routines.</text:span></text:span></text:p>
          </table:table-cell>
        </table:table-row>
        <table:table-row>
          <table:table-cell table:style-name="Table1.A1" office:value-type="string">
            <text:list xml:id="list-d28b6e22-157c-44d1-9a80-be444b4dcd4e" text:style-name="L1">
              <text:list-item>
                <text:p text:style-name="P3"><text:a xlink:type="simple" xlink:href="http://www.softwareandfinance.com/Turbo_CPP/HeaderFiles/limits.html"><text:span text:style-name="DefaultParagraphFont"><text:span text:style-name="T1">limit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Contains environmental parameters and compile-time limitations</text:span></text:span></text:p>
          </table:table-cell>
        </table:table-row>
        <table:table-row>
          <table:table-cell table:style-name="Table1.A1" office:value-type="string">
            <text:list xml:id="list-6e1f59b1-5be1-4e52-b188-939ff83b9f82" text:style-name="L1">
              <text:list-item>
                <text:p text:style-name="P3"><text:a xlink:type="simple" xlink:href="http://www.softwareandfinance.com/Turbo_CPP/HeaderFiles/locale.html"><text:span text:style-name="DefaultParagraphFont"><text:span text:style-name="T1">locale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language-specific information.</text:span></text:span></text:p>
          </table:table-cell>
        </table:table-row>
        <table:table-row>
          <table:table-cell table:style-name="Table1.A1" office:value-type="string">
            <text:list xml:id="list-51fa322a-eede-4ae8-bdef-4384a9da736f" text:style-name="L1">
              <text:list-item>
                <text:p text:style-name="P3"><text:a xlink:type="simple" xlink:href="http://www.softwareandfinance.com/Turbo_CPP/HeaderFiles/malloc.html"><text:span text:style-name="DefaultParagraphFont"><text:span text:style-name="T1">malloc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Memory management functions.</text:span></text:span></text:p>
          </table:table-cell>
        </table:table-row>
        <table:table-row>
          <table:table-cell table:style-name="Table1.A1" office:value-type="string">
            <text:list xml:id="list-3253f112-aead-4fd3-98fd-e2675b4071c2" text:style-name="L1">
              <text:list-item>
                <text:p text:style-name="P3"><text:a xlink:type="simple" xlink:href="http://www.softwareandfinance.com/Turbo_CPP/HeaderFiles/math.html"><text:span text:style-name="DefaultParagraphFont"><text:span text:style-name="T1">math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prototypes for the math functions</text:span></text:span></text:p>
          </table:table-cell>
        </table:table-row>
        <table:table-row>
          <table:table-cell table:style-name="Table1.A1" office:value-type="string">
            <text:list xml:id="list-27b0277f-0661-4a50-9685-936461af551d" text:style-name="L1">
              <text:list-item>
                <text:p text:style-name="P3"><text:a xlink:type="simple" xlink:href="http://www.softwareandfinance.com/Turbo_CPP/HeaderFiles/mem.html"><text:span text:style-name="DefaultParagraphFont"><text:span text:style-name="T2">mem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memory-manipulation functions.</text:span></text:span></text:p>
          </table:table-cell>
        </table:table-row>
        <table:table-row>
          <table:table-cell table:style-name="Table1.A1" office:value-type="string">
            <text:list xml:id="list-d8066786-50f7-43c5-9619-9047f33c0696" text:style-name="L1">
              <text:list-item>
                <text:p text:style-name="P3"><text:span text:style-name="DefaultParagraphFont"><text:span text:style-name="T4">memory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Memory manipulation functions.</text:span></text:span></text:p>
          </table:table-cell>
        </table:table-row>
        <table:table-row>
          <table:table-cell table:style-name="Table1.A1" office:value-type="string">
            <text:list xml:id="list-ce5cfaf6-d981-48c5-800c-cace0eca7c10" text:style-name="L1">
              <text:list-item>
                <text:p text:style-name="P3"><text:span text:style-name="DefaultParagraphFont"><text:span text:style-name="T5">new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Access to operator new and newhandler.</text:span></text:span></text:p>
          </table:table-cell>
        </table:table-row>
        <table:table-row>
          <table:table-cell table:style-name="Table1.A1" office:value-type="string">
            <text:list xml:id="list-b8c77bbf-0e23-46a0-bcc7-46f2cd7d865a" text:style-name="L1">
              <text:list-item>
                <text:p text:style-name="P3"><text:a xlink:type="simple" xlink:href="http://www.softwareandfinance.com/Turbo_CPP/HeaderFiles/process.html"><text:span text:style-name="DefaultParagraphFont"><text:span text:style-name="T2">proces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Contains declarations for the spawn... and exec... functions.</text:span></text:span></text:p>
          </table:table-cell>
        </table:table-row>
        <table:table-row>
          <table:table-cell table:style-name="Table1.A1" office:value-type="string">
            <text:list xml:id="list-36dd8cba-e0cf-4288-9f88-9ffe11456885" text:style-name="L1">
              <text:list-item>
                <text:p text:style-name="P3"><text:span text:style-name="DefaultParagraphFont"><text:span text:style-name="T4">search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functions for searching and sorting.</text:span></text:span></text:p>
          </table:table-cell>
        </table:table-row>
        <table:table-row>
          <table:table-cell table:style-name="Table1.A1" office:value-type="string">
            <text:list xml:id="list-5b72ba9c-a5db-4455-af33-ea72f2cce9f4" text:style-name="L1">
              <text:list-item>
                <text:p text:style-name="P3"><text:a xlink:type="simple" xlink:href="http://www.softwareandfinance.com/Turbo_CPP/HeaderFiles/setjmp.html"><text:span text:style-name="DefaultParagraphFont"><text:span text:style-name="T1">setjmp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a type used by longjmp and setjmp.</text:span></text:span></text:p>
          </table:table-cell>
        </table:table-row>
        <table:table-row>
          <table:table-cell table:style-name="Table1.A1" office:value-type="string">
            <text:list xml:id="list-788d0d57-25b8-482c-94fd-a2035c2f0fb0" text:style-name="L1">
              <text:list-item>
                <text:p text:style-name="P3"><text:a xlink:type="simple" xlink:href="http://www.softwareandfinance.com/Turbo_CPP/HeaderFiles/share.html"><text:span text:style-name="DefaultParagraphFont"><text:span text:style-name="T2">share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fines parameters used in functions that use file-sharing.</text:span></text:span></text:p>
          </table:table-cell>
        </table:table-row>
        <table:table-row>
          <table:table-cell table:style-name="Table1.A1" office:value-type="string">
            <text:list xml:id="list-d0ec84f2-d855-40b7-b8bf-5386485bc57f" text:style-name="L1">
              <text:list-item>
                <text:p text:style-name="P3"><text:a xlink:type="simple" xlink:href="http://www.softwareandfinance.com/Turbo_CPP/HeaderFiles/signal.html"><text:span text:style-name="DefaultParagraphFont"><text:span text:style-name="T1">signal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constants and declarations for signal and raise.</text:span></text:span></text:p>
          </table:table-cell>
        </table:table-row>
        <table:table-row>
          <table:table-cell table:style-name="Table1.A1" office:value-type="string">
            <text:list xml:id="list-92da51be-a53a-4a1d-8b47-0d97bed444fa" text:style-name="L1">
              <text:list-item>
                <text:p text:style-name="P3"><text:a xlink:type="simple" xlink:href="http://www.softwareandfinance.com/Turbo_CPP/HeaderFiles/stdarg.html"><text:span text:style-name="DefaultParagraphFont"><text:span text:style-name="T2">stdarg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Used to parse the variable number of arguments.</text:span></text:span></text:p>
          </table:table-cell>
        </table:table-row>
        <table:table-row>
          <table:table-cell table:style-name="Table1.A1" office:value-type="string">
            <text:list xml:id="list-fe7b18f7-cef9-4e7d-b051-0cafcc098752" text:style-name="L1">
              <text:list-item>
                <text:p text:style-name="P3"><text:a xlink:type="simple" xlink:href="http://www.softwareandfinance.com/Turbo_CPP/HeaderFiles/stddef.html"><text:span text:style-name="DefaultParagraphFont"><text:span text:style-name="T2">stddef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fines several common data types and macros.</text:span></text:span></text:p>
          </table:table-cell>
        </table:table-row>
        <table:table-row>
          <table:table-cell table:style-name="Table1.A1" office:value-type="string">
            <text:list xml:id="list-2a045492-18dc-4d0e-a569-c1742c34715a" text:style-name="L1">
              <text:list-item>
                <text:p text:style-name="P3"><text:a xlink:type="simple" xlink:href="http://www.softwareandfinance.com/Turbo_CPP/HeaderFiles/stdio.html"><text:span text:style-name="DefaultParagraphFont"><text:span text:style-name="T1">stdio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types and macros needed for the Standard I/O rountines and stream-level I/O </text:span></text:span><text:soft-page-break/><text:span text:style-name="DefaultParagraphFont"><text:span text:style-name="T4">routines.</text:span></text:span></text:p>
          </table:table-cell>
        </table:table-row>
        <table:table-row>
          <table:table-cell table:style-name="Table1.A1" office:value-type="string">
            <text:list xml:id="list-ac149b37-2d4b-4a76-891b-4266c5801db8" text:style-name="L1">
              <text:list-item>
                <text:p text:style-name="P3"><text:a xlink:type="simple" xlink:href="http://www.softwareandfinance.com/Turbo_CPP/HeaderFiles/stdiostr.html"><text:span text:style-name="DefaultParagraphFont"><text:span text:style-name="T2">stdiostr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C++ (version 2.0) stream classes for use with stdio FILE structures.</text:span></text:span></text:p>
          </table:table-cell>
        </table:table-row>
        <table:table-row>
          <table:table-cell table:style-name="Table1.A1" office:value-type="string">
            <text:list xml:id="list-a233ce88-8f16-4d03-9e3b-6af36cf90b97" text:style-name="L1">
              <text:list-item>
                <text:p text:style-name="P3"><text:a xlink:type="simple" xlink:href="http://www.softwareandfinance.com/Turbo_CPP/HeaderFiles/stdlib.html"><text:span text:style-name="DefaultParagraphFont"><text:span text:style-name="T1">stdlib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Standard Library functions including conversion and search/sort routines</text:span></text:span></text:p>
          </table:table-cell>
        </table:table-row>
        <table:table-row>
          <table:table-cell table:style-name="Table1.A1" office:value-type="string">
            <text:list xml:id="list-e70c5e2a-c699-49ba-a0ab-bcac5bb95fab" text:style-name="L1">
              <text:list-item>
                <text:p text:style-name="P3"><text:a xlink:type="simple" xlink:href="http://www.softwareandfinance.com/Turbo_CPP/HeaderFiles/stream.html"><text:span text:style-name="DefaultParagraphFont"><text:span text:style-name="T2">stream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C++ (version 1.2) streams (I/O) routines.</text:span></text:span></text:p>
          </table:table-cell>
        </table:table-row>
        <table:table-row>
          <table:table-cell table:style-name="Table1.A1" office:value-type="string">
            <text:list xml:id="list-5d78d07d-4b2f-4e54-8987-49430f301fe3" text:style-name="L1">
              <text:list-item>
                <text:p text:style-name="P3"><text:a xlink:type="simple" xlink:href="http://www.softwareandfinance.com/Turbo_CPP/HeaderFiles/string.html"><text:span text:style-name="DefaultParagraphFont"><text:span text:style-name="T1">string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several string and memory manipulation routines.</text:span></text:span></text:p>
          </table:table-cell>
        </table:table-row>
        <table:table-row>
          <table:table-cell table:style-name="Table1.A1" office:value-type="string">
            <text:list xml:id="list-2f910024-10b3-4561-8df1-6ad5b84a49ed" text:style-name="L1">
              <text:list-item>
                <text:p text:style-name="P3"><text:a xlink:type="simple" xlink:href="http://www.softwareandfinance.com/Turbo_CPP/HeaderFiles/strstrea.html"><text:span text:style-name="DefaultParagraphFont"><text:span text:style-name="T2">strstrea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clares the C++ stream classes for use with byte arrays in memory.</text:span></text:span></text:p>
          </table:table-cell>
        </table:table-row>
        <table:table-row>
          <table:table-cell table:style-name="Table1.A1" office:value-type="string">
            <text:list xml:id="list-f7c8517a-e034-4e3b-96f9-0f1e43d476b1" text:style-name="L1">
              <text:list-item>
                <text:p text:style-name="P3"><text:span text:style-name="DefaultParagraphFont"><text:span text:style-name="T5">sys\locking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finitions for mode parameter of locking function. </text:span></text:span></text:p>
          </table:table-cell>
        </table:table-row>
        <table:table-row>
          <table:table-cell table:style-name="Table1.A1" office:value-type="string">
            <text:list xml:id="list-123b107d-65e9-4940-8e0f-cd4b3522244b" text:style-name="L1">
              <text:list-item>
                <text:p text:style-name="P3"><text:a xlink:type="simple" xlink:href="http://www.softwareandfinance.com/Turbo_CPP/HeaderFiles/sys_stat.html"><text:span text:style-name="DefaultParagraphFont"><text:span text:style-name="T1">sys\stat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symbolic constants used for opening and creating files.</text:span></text:span></text:p>
          </table:table-cell>
        </table:table-row>
        <table:table-row>
          <table:table-cell table:style-name="Table1.A1" office:value-type="string">
            <text:list xml:id="list-b9f2e4be-7aac-4184-a57a-d16c4d4f5707" text:style-name="L1">
              <text:list-item>
                <text:p text:style-name="P3"><text:a xlink:type="simple" xlink:href="http://www.softwareandfinance.com/Turbo_CPP/HeaderFiles/sys_timeb.html"><text:span text:style-name="DefaultParagraphFont"><text:span text:style-name="T1">sys\timeb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the function ftime and the structure timeb that ftime returns.</text:span></text:span></text:p>
          </table:table-cell>
        </table:table-row>
        <table:table-row>
          <table:table-cell table:style-name="Table1.A1" office:value-type="string">
            <text:list xml:id="list-bab1c03e-756a-4fb7-aabb-7b64ac939e0a" text:style-name="L1">
              <text:list-item>
                <text:p text:style-name="P3"><text:a xlink:type="simple" xlink:href="http://www.softwareandfinance.com/Turbo_CPP/HeaderFiles/sys_types.html"><text:span text:style-name="DefaultParagraphFont"><text:span text:style-name="T1">sys\type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the type time_t used with time functions.</text:span></text:span></text:p>
          </table:table-cell>
        </table:table-row>
        <table:table-row>
          <table:table-cell table:style-name="Table1.A1" office:value-type="string">
            <text:list xml:id="list-85b21b08-f0d6-4ff9-bf5d-083f1b686b11" text:style-name="L1">
              <text:list-item>
                <text:p text:style-name="P3"><text:a xlink:type="simple" xlink:href="http://www.softwareandfinance.com/Turbo_CPP/HeaderFiles/time.html"><text:span text:style-name="DefaultParagraphFont"><text:span text:style-name="T1">time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a structure filled in by the time-conversion routines.</text:span></text:span></text:p>
          </table:table-cell>
        </table:table-row>
        <table:table-row>
          <table:table-cell table:style-name="Table1.A1" office:value-type="string">
            <text:list xml:id="list-3ad174ac-f3b7-4c4a-9451-7aa65f494920" text:style-name="L1">
              <text:list-item>
                <text:p text:style-name="P3"><text:span text:style-name="DefaultParagraphFont"><text:span text:style-name="T4">utime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clares the functions utime and the structure utimbuf</text:span></text:span></text:p>
          </table:table-cell>
        </table:table-row>
        <table:table-row>
          <table:table-cell table:style-name="Table1.A1" office:value-type="string">
            <text:list xml:id="list-01ecc9fe-d4cb-442b-9475-b6120bc2ce44" text:style-name="L1">
              <text:list-item>
                <text:p text:style-name="P3"><text:a xlink:type="simple" xlink:href="http://www.softwareandfinance.com/Turbo_CPP/HeaderFiles/values.html"><text:span text:style-name="DefaultParagraphFont"><text:span text:style-name="T1">values.h</text:span></text:span></text:a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4">Defines important constants, including machine dependencies; </text:span></text:span></text:p>
          </table:table-cell>
        </table:table-row>
        <table:table-row>
          <table:table-cell table:style-name="Table1.A1" office:value-type="string">
            <text:list xml:id="list-c66b25b4-5eb6-4557-9d44-6cf40af547ec" text:style-name="L1">
              <text:list-item>
                <text:p text:style-name="P3"><text:span text:style-name="DefaultParagraphFont"><text:span text:style-name="T5">varargs.h</text:span></text:span></text:p>
              </text:list-item>
            </text:list>
          </table:table-cell>
          <table:table-cell table:style-name="Table1.A1" office:value-type="string">
            <text:p text:style-name="P1"><text:span text:style-name="DefaultParagraphFont"><text:span text:style-name="T5">Defines old style marcos for processing variable argumnet lists. Superceded by stdarg.h 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Calibri" svg:font-family="Calibri"/>
    <style:font-face style:name="OpenSymbol" svg:font-family="OpenSymbol"/>
    <style:font-face style:name="Symbol" svg:font-family="Symbol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class="index">
      <style:paragraph-properties fo:margin="100%"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Normal" style:family="paragraph"/>
    <style:style style:name="Contents_20_1" style:display-name="Contents 1" style:family="paragraph" style:class="index">
      <style:paragraph-properties fo:margin="100%"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="100%"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="100%"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="100%"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="100%"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="100%"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="100%"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="100%" fo:margin-left="2.258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ParagraphFont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style:font-name="Symbol" fo:font-size="10pt" fo:font-style="normal" style:text-underline-style="none" fo:font-weight="norma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1">
      <text:list-level-style-bullet text:level="1" text:style-name="T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>Unknown</meta:initial-creator>
    <meta:editing-cycles>3</meta:editing-cycles>
    <dc:date>2012-11-05T12:32:30</dc:date>
    <meta:creation-date>2012-10-04T15:46:03</meta:creation-date>
    <meta:editing-duration>PT2M59S</meta:editing-duration>
    <meta:document-statistic meta:table-count="1" meta:image-count="0" meta:object-count="0" meta:page-count="2" meta:paragraph-count="94" meta:word-count="416" meta:character-count="2752" meta:non-whitespace-character-count="2467"/>
  </office:meta>
</office:document-meta>
</file>